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</style:style>
    <style:style style:name="P10" style:family="paragraph" style:parent-style-name="Standard">
      <style:paragraph-properties fo:margin-left="0.199cm" fo:margin-right="0cm" fo:text-indent="0cm" style:auto-text-indent="false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style:font-name="Dingbats" fo:font-size="6pt" fo:font-style="normal" style:font-size-asian="6pt" style:font-style-asian="normal" style:font-size-complex="6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letters --]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lunno</text:p>
          </table:table-cell>
          <table:table-cell table:style-name="Table1.B1" office:value-type="string">
            <text:p text:style-name="P4">{student}</text:p>
          </table:table-cell>
        </table:table-row>
        <table:table-row>
          <table:table-cell table:style-name="Table1.A2" office:value-type="string">
            <text:p text:style-name="P4">Docente</text:p>
          </table:table-cell>
          <table:table-cell table:style-name="Table1.B2" office:value-type="string">
            <text:p text:style-name="P4">{teacher}</text:p>
          </table:table-cell>
        </table:table-row>
        <table:table-row>
          <table:table-cell table:style-name="Table1.A2" office:value-type="string">
            <text:p text:style-name="P4">Materia</text:p>
          </table:table-cell>
          <table:table-cell table:style-name="Table1.B2" office:value-type="string">
            <text:p text:style-name="P4">{subject}</text:p>
          </table:table-cell>
        </table:table-row>
        <table:table-row>
          <table:table-cell table:style-name="Table1.A2" office:value-type="string">
            <text:p text:style-name="P4">Classe</text:p>
          </table:table-cell>
          <table:table-cell table:style-name="Table1.B2" office:value-type="string">
            <text:p text:style-name="P4">{schoolclass}</text:p>
          </table:table-cell>
        </table:table-row>
        <table:table-row>
          <table:table-cell table:style-name="Table1.A2" office:value-type="string">
            <text:p text:style-name="P4">Periodo di riferimento</text:p>
          </table:table-cell>
          <table:table-cell table:style-name="Table1.B2" office:value-type="string">
            <text:p text:style-name="P4">{term}</text:p>
          </table:table-cell>
        </table:table-row>
      </table:table>
      <text:p text:style-name="P5"/>
      <text:p text:style-name="P6">Moduli</text:p>
      <text:p text:style-name="Standard">[!-- BEGIN modules --]<text:span text:style-name="T4">{moduleTitle}</text:span></text:p>
      <text:p text:style-name="P10">[!-- BEGIN group --]<text:span text:style-name="T5">{groupTitle}</text:span>[!-- BEGIN item --]</text:p>
      <text:p text:style-name="P8"><text:span text:style-name="T1"></text:span><text:span text:style-name="T3"><text:tab/>{itemContent}</text:span>[!-- END item --]</text:p>
      <text:p text:style-name="Standard">[!-- END group --]</text:p>
      <text:p text:style-name="Standard">[!-- END modules --]</text:p>
      <text:p text:style-name="Standard"/>
      <text:p text:style-name="P6">Modalità suggerite per il recupero</text:p>
      <text:p text:style-name="Standard">[!-- BEGIN suggestions --]</text:p>
      <text:p text:style-name="P9"><text:span text:style-name="T2"></text:span><text:tab/>{suggestionContent}[!-- END suggestions --]</text:p>
      <text:p text:style-name="Standard">{pagebreak}[!-- END letter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2.328cm" style:rel-column-width="8672*"/>
    </style:style>
    <style:style style:name="Heading.D" style:family="table-column">
      <style:table-column-properties style:column-width="4.419cm" style:rel-column-width="16459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D1" style:family="table-cell">
      <style:table-cell-properties fo:padding="0.097cm" fo:border="0.002cm solid #000000"/>
    </style:style>
    <style:style style:name="Heading.C2" style:family="table-cell">
      <style:table-cell-properties fo:padding="0.097cm" fo:border-left="0.002cm solid #000000" fo:border-right="none" fo:border-top="none" fo:border-bottom="0.002cm solid #000000"/>
    </style:style>
    <style:style style:name="Heading.D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column table:style-name="Heading.D"/>
          <table:table-row table:style-name="Heading.1">
            <table:table-cell table:style-name="Heading.A1" table:number-rows-spanned="4" office:value-type="string">
              <text:p text:style-name="Table_20_Contents"><draw:frame draw:style-name="Mfr1" draw:name="immagini1" text:anchor-type="char" svg:width="2.196cm" svg:height="2.249cm" draw:z-index="0"><draw:image xlink:href="Pictures/100000000000005300000055A9EDC165.png" xlink:type="simple" xlink:show="embed" xlink:actuate="onLoad"/></draw:frame></text:p>
            </table:table-cell>
            <table:table-cell table:style-name="Heading.A1" table:number-rows-spanned="4" office:value-type="string">
              <text:p text:style-name="MP1"/>
              <text:p text:style-name="MP1">REGISTRAZIONI DELLA QUALITÀ</text:p>
              <text:p text:style-name="MP2">Indicazioni per il recupero</text:p>
            </table:table-cell>
            <table:table-cell table:style-name="Heading.A1" office:value-type="string">
              <text:p text:style-name="MP3">Codice:</text:p>
            </table:table-cell>
            <table:table-cell table:style-name="Heading.D1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evisione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Pagina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if:</text:p>
            </table:table-cell>
            <table:table-cell table:style-name="Heading.D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1-04T17:57:38</dc:date>
    <meta:editing-cycles>38</meta:editing-cycles>
    <meta:editing-duration>PT04H33M46S</meta:editing-duration>
    <dc:creator>Loris Tissino</dc:creator>
    <meta:document-statistic meta:table-count="2" meta:image-count="1" meta:object-count="0" meta:page-count="1" meta:paragraph-count="27" meta:word-count="80" meta:character-count="496"/>
    <meta:user-defined meta:name="Info 1"/>
    <meta:user-defined meta:name="Info 2"/>
    <meta:user-defined meta:name="Info 3"/>
    <meta:user-defined meta:name="Info 4"/>
  </office:meta>
</office:document-meta>
</file>